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1" style:master-page-name="MP0">
      <style:paragraph-properties style:page-number="auto"/>
    </style:style>
    <style:style style:name="P4" style:family="paragraph" style:parent-style-name="Heading_20_1"/>
    <style:style style:name="T1" style:family="text">
      <style:text-properties fo:language="fr" fo:country="FR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l" fo:country="GR" style:language-asian="el" style:country-asian="GR" style:language-complex="el" style:country-complex="GR"/>
    </style:style>
    <style:style style:name="T4" style:family="text">
      <style:text-properties style:language-asian="el" style:country-asian="GR" style:language-complex="el" style:country-complex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<text:span text:style-name="Default_20_Paragraph_20_Font"><text:span text:style-name="T1">G</text:span></text:span>ALENI DE THERIACA AD PAM-<text:bookmark-end text:name="bookmark0"/></text:h>
      <text:h text:style-name="Heading_20_1" text:outline-level="1">PHILIANUM.</text:h>
      <text:p text:style-name="P1">Tibi multoties efflagitanti, clarissime Pamphiliane,<text:line-break/>theriacae antidoti methodum ac usum ex nobis au-<text:line-break/>dire, quae ex tempore a me dicta sunt, ea neque te<text:line-break/>in memoriam revocare neque me ipsum satis expli-<text:line-break/>casse arbitror. Nunc vero otium nactus et in me-<text:line-break/>moriam revocans quaecunque dum Romae versarer didici,<text:line-break/>tum ab iis qui nobis enarrarunt eo medicamento pro-</text:p>
      <text:p text:style-name="P2"><text:span text:style-name="Default_20_Paragraph_20_Font"><text:span text:style-name="T2">s</text:span></text:span>perrime effici , quaeque ex usu ipsa probe facta conse-<text:line-break/>quotus sum, ea collecta tibi consecranda esse duxi, simul-<text:line-break/>que praescribere utendi modum, morborum differentias<text:line-break/>ac tempora, in quibus et quando aliquis ea utens non<text:line-break/>aberraverit. Ad modum enim rustici cujusdam esse mihi<text:line-break/>videtur aliquid occultare quod ad salutem conserat, pro<text:line-break/>qua omnes in urbe principe merito vota faciunt; quippe<text:line-break/>quod privatim beneficiis et publice ornamentis afficiantur<text:line-break/>ex operibus, quae ut t<text:span text:style-name="Default_20_Paragraph_20_Font"><text:span text:style-name="T2">o</text:span></text:span>ti civitati provideant, ad com-<text:line-break/>munem utilitatem praeparantur. Novi autem tum alias<text:line-break/>urbes omnes Creticas tum tui ingenii dexteritatem in<text:line-break/>omnibus et mansuetudinem non solum venerari, sed etiam<text:line-break/>diligere. Sunt vero tum in Aegypto tum in regia urbe<text:line-break/>Alexandria tot multitudine amici tibi soli Cretensium, qui<text:line-break/>caeteris omnibus non <text:span text:style-name="Default_20_Paragraph_20_Font"><text:span text:style-name="T2">s</text:span></text:span>unt. Quamobrem jure quispiam<text:line-break/>fortunam quoque miraretur cum naturae tum tuis mo-<text:line-break/>ribus consentaneum nomen insigne perinde imposuisse, ac<text:line-break/>li praesagiret te cunctis amabilem fore. Itaque compara-</text:p>
      <text:p text:style-name="P2">fio quidem copiosae hujus antidoti tibi et a multis, arti-<text:line-break/>ficialis vero Isses a nobis nostri in te studii, benevolos-<text:line-break/>tiaeque monumentum erit. Quo namque modo qui fistnIam,<text:line-break/>lyram et caetera musica instrumenta compararunt, nec his<text:line-break/>uti queunt, hi plus non habent, eodem modo et in anti-<text:line-break/>dotis <text:span text:style-name="Default_20_Paragraph_20_Font"><text:span text:style-name="T2">su res habet</text:span></text:span>, ut et in caeteris medicis medicamentis,<text:line-break/>nihil juvat eorum comparatio, si intempestivus sit usus.<text:line-break/>Si namque, ut apud plerosque fama praevalescit, adver-<text:line-break/>sus solos virulentorum serpentum morsus et deleteriorum<text:line-break/>medicamentorum pocula vim habeat antidotus, oportebat<text:line-break/>sen preti<text:span text:style-name="Default_20_Paragraph_20_Font"><text:span text:style-name="T2">o</text:span></text:span>sum aliquod domi rep<text:span text:style-name="Default_20_Paragraph_20_Font"><text:span text:style-name="T2">o</text:span></text:span>situm circumspicere me-<text:line-break/>dicamentum tempore, usu non postulante, evanescere^<text:line-break/>Quum vero ad haec et prosperam senectutem et vitae<text:line-break/>diuturnitatem et sensuum integritatem et sanitatis perpe-<text:line-break/>tuitatem polliceatur , neque solum praesentium morborum<text:line-break/>solutionem, verum etiam imminentium suturorumque fore<text:line-break/>obstaculum; par<text:span text:style-name="Default_20_Paragraph_20_Font"><text:span text:style-name="T2">s</text:span></text:span> arbitror, et in sanitate eum hujus usum<text:line-break/>haud negligere, qui pluris aestimat per initia in morbos</text:p>
      <text:p text:style-name="P2">non incidere quam vexantium morborum propulsationem<text:line-break/>moliri. Proinde multi Romae summates primo lunae<text:line-break/>die hoc medicamentum ass<text:span text:style-name="Default_20_Paragraph_20_Font"><text:span text:style-name="T2">u</text:span></text:span>munt, quidam quartum lunae<text:line-break/>diem eligunt, quum prius tribus <text:span text:style-name="Default_20_Paragraph_20_Font"><text:span text:style-name="T2">s</text:span></text:span>ubsequentibus diebus<text:line-break/><text:span text:style-name="Default_20_Paragraph_20_Font"><text:span text:style-name="T2">inter</text:span></text:span>i<text:span text:style-name="Default_20_Paragraph_20_Font"><text:span text:style-name="T2">ectis</text:span></text:span> coctioni incub<text:span text:style-name="Default_20_Paragraph_20_Font"><text:span text:style-name="T2">u</text:span></text:span>erint ac ante alvi leviter <text:span text:style-name="Default_20_Paragraph_20_Font"><text:span text:style-name="T2">sal-<text:line-break/>oendae</text:span></text:span> c<text:span text:style-name="Default_20_Paragraph_20_Font"><text:span text:style-name="T2">u</text:span></text:span>ram dederint, circiter horam tertiam id capiunt<text:line-break/>Graecae fabae magnitudine, cum mellis cochleari uno et<text:line-break/>aquae calidae cyathis duobus, non quo morbum aliquem<text:line-break/>insu stantem avertant, <text:span text:style-name="Default_20_Paragraph_20_Font"><text:span text:style-name="T2">s</text:span></text:span>ed ut a quocunque morbo immunes<text:line-break/>tutiq<text:span text:style-name="Default_20_Paragraph_20_Font"><text:span text:style-name="T2">u</text:span></text:span>e permaneant et a propositi spe non decidant. Bo-<text:line-break/>num euinl ipsis theriaca conciliat sanguinem, non quod<text:line-break/>eam quae in eo fertur pravitatem excernat, sed ejus<text:line-break/>contumaciam qualitate praeter naturam domita in fami-<text:line-break/>Iiaritatem adducat. Caeterum in pro<text:span text:style-name="Default_20_Paragraph_20_Font"><text:span text:style-name="T2">i</text:span></text:span>ectionibus q<text:span text:style-name="Default_20_Paragraph_20_Font"><text:span text:style-name="T2">u</text:span></text:span>um su-<text:line-break/>spicantur regiones <text:span text:style-name="Default_20_Paragraph_20_Font"><text:span text:style-name="T2">quas adeunt</text:span></text:span> aliquas insalubres et aquas<text:line-break/>esse pravas, ea ratione therIacam conserunt, eoque medi-<text:line-break/>cemento utentes corporis habitum tanquam armatura<text:line-break/>quadam salutari muniunt ac iliaesi permanent. At meo-</text:p>
      <text:p text:style-name="P2">rum praeceptorum vetustissimus, artis si quis alius expe-<text:line-break/>rientia et animi aequitate praestans, Aelianus Meccius,<text:line-break/>affirmavit aliquando ltalam regi<text:span text:style-name="Default_20_Paragraph_20_Font"><text:span text:style-name="T2">o</text:span></text:span>nem a pelle divexatam<text:line-break/>acutas mortes et jact<text:span text:style-name="Default_20_Paragraph_20_Font"><text:span text:style-name="T2">u</text:span></text:span>ram hominum multam subiisse, in<text:line-break/>aequali ve<text:span text:style-name="Default_20_Paragraph_20_Font"><text:span text:style-name="T2">t</text:span></text:span>o omnium met<text:span text:style-name="Default_20_Paragraph_20_Font"><text:span text:style-name="T2">u,</text:span></text:span> tum medicorum tum opti-<text:line-break/>malum virorum et principum, se auctorem fuisse ut fota<text:line-break/>theriaca uterentur, caeteris omnibus auxiliis nihil quic-<text:line-break/>quam proficientibus; ac tum aegr<text:span text:style-name="Default_20_Paragraph_20_Font"><text:span text:style-name="T2">o</text:span></text:span>tantium qui eam as-<text:line-break/>sumpserant quosdam convaluisse, nonnullos quoque inter-<text:line-break/>iisse, qui vero hanc priusquam aegrotarent assumpsissent,<text:line-break/>eos omnes non <text:span text:style-name="Default_20_Paragraph_20_Font"><text:span text:style-name="T2">s</text:span></text:span>olum vitae periculum effugisse, verum<text:line-break/>etiam minime morbum expertos fuisse. Nam li et letale<text:line-break/>venenum epota theriaca possit evincere, evincet quoque<text:line-break/>contagiosum aeris corr<text:span text:style-name="Default_20_Paragraph_20_Font"><text:span text:style-name="T2">u</text:span></text:span>ptionem , quae tantam homini vim<text:line-break/>insert<text:span text:style-name="Default_20_Paragraph_20_Font"><text:span text:style-name="T2">e</text:span></text:span> Quod certe et plerosque medicos et privatos<text:line-break/>omnes vulgo latere ne mireris. Succi namque sunt et<text:line-break/>liquores et cortices et radices et flores et semina et car-<text:line-break/>nes ex quibus conficit<text:span text:style-name="Default_20_Paragraph_20_Font"><text:span text:style-name="T2">u</text:span></text:span>r. Quemadmodum igitur unum</text:p>
      <text:p text:style-name="P2">horum qu<text:span text:style-name="Default_20_Paragraph_20_Font"><text:span text:style-name="T2">o</text:span></text:span>dque evanidum efficere tempus potest, sic et<text:line-break/>totam medicamenti compositionem: idque deprehendentes<text:line-break/>materiales medici praestantissimi hanc admodum invete-<text:line-break/>ratam quibusdam vendunt, aut don<text:span text:style-name="Default_20_Paragraph_20_Font"><text:span text:style-name="T2">o</text:span></text:span> largiuntur. Hi au-<text:line-break/>tem, usu p<text:span text:style-name="Default_20_Paragraph_20_Font"><text:span text:style-name="T2">o</text:span></text:span>stulante, efficacissimo et pulcherrimo utuntur<text:line-break/>medicamento, non enim his opem ferentibus aberrare li-<text:line-break/>cet. Sed tibi definiam tum alias temporum praescriptio-<text:line-break/>nes, tum morborum differentias, in quibus et quum ali-<text:line-break/>quis ipsa uti voluerit, non frustrabitur. Nam viperarum,<text:line-break/>serpentum, aspidum et rabidorum canum morsibus, ac<text:line-break/>universe ab aliquo venenoso animali commotus aut pun-<text:line-break/>ctis, aut vehementer admodum refrigeratis, recens potest<text:line-break/>auxiliari, est autem recens ad annum usque xxxvj ,<text:line-break/>etiam adversus letalia universa. At post id tempus ido-<text:line-break/>nea est caeleris omnibus affectibus, de quibus commenta-<text:line-break/>Pium scribemus, quum multi ac praedictis numero plu-<text:line-break/>res existant. Haec sit itaque efficacis ac inutilis medi-<text:line-break/>camenti probatio. Medicamentum alvum <text:span text:style-name="Default_20_Paragraph_20_Font"><text:span text:style-name="T2">s</text:span></text:span>ubducens, aut</text:p>
      <text:p text:style-name="P2">vomitum concitans, vel elleborum, vel scammonium, veI<text:line-break/>aliud quod quispiam voluerit validius, seu purgaturum<text:line-break/>porriget, moxque antidotum fabae Graecae magnitudine<text:line-break/>exhibeat; qui assumpserit, is neque purgabitur, neque<text:line-break/>ullum purgationis sensum percipiet. Secus contingens<text:line-break/>convincit antidoti vires tempore concidisse. Datur autem<text:line-break/>medicamentum ad letalium venenorum pocula et ad virus<text:line-break/>ejaculantium animalium ictus, ex vini cyathis tribus nu-<text:line-break/>cis Ponticae magnitudine, idque post exhibetur, etiam<text:line-break/>ante assumitur, si quis veneni suspicionem habeat. Eodem<text:line-break/>pacto his praescribitur, qui ab aliqua causa abdita, ut<text:line-break/>corporis corruptela periclitantur, letalis veneni qualita-<text:line-break/>tam imitante. Auxiliatur quoque tum recenti tum diu-<text:line-break/>tum a e tussi et hinc succedenti thoracis, aut pleurae do-<text:line-break/>lori non febricitantibus ex m<text:span text:style-name="Default_20_Paragraph_20_Font"><text:span text:style-name="T2">u</text:span></text:span>lso et febricitantibus ex<text:line-break/>mulsa aqua, noctu fabae Aegyptiae magnitudine, exhi-<text:line-break/>beatur. Similiter prodest stomachi inflationibus et ventris<text:line-break/>torminibus, intestinum vel colum dolore cruciantibus, in<text:line-break/>his potus fiat ex aqua; id vero medicamentum detur fa-</text:p>
      <text:p text:style-name="P2">bae magnitudine ssatlm ab aurora. Potest et intensam<text:line-break/>orexin , i. e. <text:span text:style-name="Default_20_Paragraph_20_Font"><text:span text:style-name="T2">cibi appetentiam</text:span></text:span>, coercere, projectamque ex-<text:line-break/>citare, proprium singulis naturae functionibus modum in-<text:line-break/>staurans. Potio autem adhaec praedictae aequalis magni-<text:line-break/>tndine , ex aqua aut diluto vino, neque amplius tribus<text:line-break/>neque minus duobus cyathis. .Data quoque vim habet<text:line-break/>propellendi rigorem, partium extremarum frigus, biIio-<text:line-break/>samque vomitionem in fabrilibus accessionibus paroxysmis<text:line-break/>assidentem. Si quis vero ipsa ante febrium significationes<text:line-break/>ter aut quater utatur, febres penitus obliterat, modo<text:line-break/>servata victus ratio medicamenti utilitati non repugnet.<text:line-break/>Nullum enim est tam potens in medicina remedium quod<text:line-break/>manantem ex eo utilitatem inducere queat, fi victus ra-<text:line-break/>tio ei repugnet, aut nisi mutuas det operas. Creditur<text:line-break/>etiam mulieribus menstruales purgationes ciere et mortuos<text:line-break/>foetus ejicere, quos ob imbecillitatem non potest natura,<text:line-break/>licet faepe foras protrudere tentaverit. Datur autem his</text:p>
      <text:p text:style-name="P2">ex passo, aut mulsa, in quibus ferbuerit dictamnum, aut<text:line-break/>ruta, fabae Aegyptiae magnitudine, quidam patrio voca-<text:line-break/>buIo cithe et ciborium vocitant. Utilis est hydropicis et<text:line-break/>ictericis ex asari decocto. Hydropicis quidam id solum<text:line-break/>medicamentum deglutiendum ante cibum exhibent; nosse<text:line-break/>nubi oxycrati cyatho uno diluunt; tunc enim sitis magnum<text:line-break/>fit remedium , totum corporis habitum robustiorem efficit,<text:line-break/>humorum redundantiam minuit et naturae statum siccio-<text:line-break/>rem reddit. Facit et ad v<text:span text:style-name="Default_20_Paragraph_20_Font"><text:span text:style-name="T2">o</text:span></text:span>cis interceptionem cum scor-<text:line-break/>sum pota tum in ore retenta; admixto tragacanthi duplo<text:line-break/>sonti ex passo, vel mulsa datur; sub lingua vero reti-<text:line-break/>nentibus medicamentum paulatim eliquandum , quomodo<text:line-break/>etiam in arteriacis vocalis uti consuevimus. Convenit<text:line-break/><text:span text:style-name="Default_20_Paragraph_20_Font"><text:span text:style-name="T2">q</text:span></text:span>uoque haemoptoicis sanguinem expuentibus sive a tho-<text:line-break/>Iace, sive a pulmonibus sanguinis fiat eductio; quum re-<text:line-break/>^ens est sanguinis rejectio, ex oxycralo exhibetur, quum<text:line-break/>vero inveterata, ex aquae cyathis tribus. Multo tamen</text:p>
      <text:p text:style-name="P2">praestantius remedium fiet, si aliquam symphyti herbae<text:line-break/>appellatae p<text:span text:style-name="Default_20_Paragraph_20_Font"><text:span text:style-name="T2">o</text:span></text:span>rtionem praecoxeris; scd potio vesperi et in<text:line-break/>aurora fabae Aegyptiae magnitudine. Romae novi meos<text:line-break/>praeceptores in talibus affectibus confecto ex subere me-<text:line-break/>dicamento uti consuevisse, cujus texturam, si ita oporteat,<text:line-break/>opportuniori tempore tibi apponemus, eoque copioso<text:line-break/>medicamento thoracem et in circuitu et ante et post cir-<text:line-break/>cumfoventes, ut plurimum hac arte morbum superasse.<text:line-break/>Convenit vero nephriticis et dysentericis et calculo labo-<text:line-break/>rantibus et aegre spirantibus, <text:span text:style-name="Default_20_Paragraph_20_Font"><text:span text:style-name="T2">s</text:span></text:span>cirrhosis lupatis et lienis<text:line-break/>affectib<text:span text:style-name="Default_20_Paragraph_20_Font"><text:span text:style-name="T2">u</text:span></text:span>s, aut alias inveteratum morbum habentibus, qu<text:span text:style-name="Default_20_Paragraph_20_Font"><text:span text:style-name="T2">o</text:span></text:span>d<text:line-break/>ex aceto mulso in scirrhosis affectibus datur; acetum au-<text:line-break/>tem mulsum ex favis <text:span text:style-name="Default_20_Paragraph_20_Font"><text:span text:style-name="T2">s</text:span></text:span>umendum ; id enim idone<text:span text:style-name="Default_20_Paragraph_20_Font"><text:span text:style-name="T2">u</text:span></text:span>m est,<text:line-break/>quod et Hippocrates in libro de diaeta acutorum prosert;<text:line-break/>aegre vero spirantibus ex aceti scillitici cyatho uno et<text:line-break/>dimidio; calculo laborantibus cum petroselini, aut apii<text:line-break/>decocto; nephriticis ex mulso; dysentericis ex rhu Sy-<text:line-break/>riaci decocto; comitialib<text:span text:style-name="Default_20_Paragraph_20_Font"><text:span text:style-name="T2">u</text:span></text:span>s, si per habitum sanguinis sit</text:p>
      <text:p text:style-name="P2">inopia; ex aqua mulsa, si vero copia sanguinis et corpu-<text:line-break/>lentis, ex aceto muIso; his prius quidem illustres medici<text:line-break/>ex sinapi gargarismos praescribunt, deinde sub noctem<text:line-break/>tantum medicamenti ex aqua exhibent, quantum Graecae<text:line-break/>sabae complectitur magnitud<text:span text:style-name="Default_20_Paragraph_20_Font"><text:span text:style-name="T2">o. </text:span></text:span>Atque ut in universum<text:line-break/>dicam, ubi caetera omnia nihil valuerint, imo vi mor-<text:line-break/>borum superata suerint, his antidotus propinata praeter<text:line-break/>vulgi opinionem summas promit vires. Quamobrem cho-<text:line-break/>le<text:span text:style-name="Default_20_Paragraph_20_Font"><text:span text:style-name="T2">x</text:span></text:span>icis deficientibus et cardiacis in extremis degentibus<text:line-break/>exhibita, tanquam novum vitae ortum nactis restituit.<text:line-break/>3ed de omnibus scribere neque possibile neque idoneum<text:line-break/>est. Quicunque enim ab iis quae <text:span text:style-name="Default_20_Paragraph_20_Font"><text:span text:style-name="T2">a nobis</text:span></text:span> scripta sunt<text:line-break/>eoneitatur, deducta ratione et in reliquis affectibus ipsa<text:line-break/>prospero successu uti poterit. Jam vero qui magis id me-<text:line-break/>dicamcntum laudare student, improbandi sunt; quod ipsi<text:line-break/>non medicas, scd poti<text:span text:style-name="Default_20_Paragraph_20_Font"><text:span text:style-name="T2">u</text:span></text:span>s circulatores pollicitationes at-<text:line-break/>tribuunt; quique ad aurium dolorem, audiendi disticulta-<text:line-break/>tem, amblyopias, <text:span text:style-name="Default_20_Paragraph_20_Font"><text:span text:style-name="T2">oculorum hebetudine</text:span></text:span>^ cionidas et voca-</text:p>
      <text:p text:style-name="P2">tas aphthas id conducere proferunt. Ejusmodi namque<text:line-break/>Iaus calumniam potius medicamento quam commendatio-<text:line-break/>nem adferre videtur. Si enim vili materia, aut remedio<text:line-break/>tales morbi melius sanari queant, cum profusione minus<text:line-break/>ipsi finem con<text:span text:style-name="Default_20_Paragraph_20_Font"><text:span text:style-name="T2">s</text:span></text:span>equi <text:span text:style-name="Default_20_Paragraph_20_Font"><text:span text:style-name="T2">s</text:span></text:span>upervacaneum esu At de <text:span text:style-name="Default_20_Paragraph_20_Font"><text:span text:style-name="T2">theriacae<text:line-break/></text:span></text:span>compositione aliquid dicere necesse est, quum etiam ipsa<text:line-break/>narrationis quadam <text:span text:style-name="Default_20_Paragraph_20_Font"><text:span text:style-name="T2">s</text:span></text:span>edulitate indigeat. Menecrates siqui-<text:line-break/>dem de ea nihil distincte disseruit. Quum autem haec<text:line-break/>hedychroi medicamentum assumat, aliosque trochiscos, scii-<text:line-break/>liticos et theriacos, prius horum confectio proferenda est.<text:line-break/><text:span text:style-name="Default_20_Paragraph_20_Font"><text:span text:style-name="T2">Hed</text:span></text:span>y<text:span text:style-name="Default_20_Paragraph_20_Font"><text:span text:style-name="T2">chroi confectio. </text:span></text:span>♃ Radicis aspalathi corticis, calami<text:line-break/>aromatici, costi, asari, xylobalfami, phu, amaraci, masti-<text:line-break/>ches, singulorum Ʒ vj, fchoenanthi Ʒ xij, (quidam Ʒ xxiv,)<text:line-break/>cinnamomi Ʒ vij, amomi, cassiae, rha Pontici, singulorum<text:line-break/>Ʒ <text:span text:style-name="Default_20_Paragraph_20_Font"><text:span text:style-name="T3">χν</text:span></text:span><text:span text:style-name="Default_20_Paragraph_20_Font"><text:span text:style-name="T4"> </text:span></text:span>, nardi Indicae, <text:span text:style-name="Default_20_Paragraph_20_Font"><text:span text:style-name="T2">s</text:span></text:span>olior<text:span text:style-name="Default_20_Paragraph_20_Font"><text:span text:style-name="T2">u</text:span></text:span>m malabathri, singulorum<text:line-break/><text:span text:style-name="Default_20_Paragraph_20_Font"><text:span text:style-name="T2">i</text:span></text:span>i xvj, myrrhae, croci, singulorum Ʒ xij, excipe haec<text:line-break/>Falerno vino et insingendo inunge opobalfamo et siccentur<text:line-break/>in umbra. <text:span text:style-name="Default_20_Paragraph_20_Font"><text:span text:style-name="T2">De pastillis scillicitin </text:span></text:span>Orbiculos scilliticos sic</text:p>
      <text:p text:style-name="P2">conficias. Scillam luto circumline et in flagrantem bal-<text:line-break/>nei caminum mitte, postridie quod intus est hujus accipe<text:line-break/>Ʒ cxx, ervi farinae Ʒ lxxx, atque ex his simul tritis<text:line-break/>orbiculos confice. O<text:span text:style-name="Default_20_Paragraph_20_Font"><text:span text:style-name="T2">rbiculi theriac</text:span></text:span>L Orbiculi theriaci<text:line-break/>sic conficiuntur. Viperas flavas iv, aut quinque accipe,<text:line-break/>esse recenter captas melius : nam inclusae multo tempore<text:line-break/>virulentiores habitu sunt; hoc autem de jejuno homine<text:line-break/>licet conjicere; deinde partis ad caput et ad caudam en-<text:line-break/>susque quatuor digitos exime, squamosum cutem detrahe<text:line-break/>et tota interanea abjice; reliqua coquantur in olio nova cum<text:line-break/>anetho; coctae carnes, spinis expurganda^ accurate vero<text:line-break/>carnes ponderandae sunt, ne spina delituerit, ac exami-<text:line-break/>nandae : tum panis puri et aridi par pondus accipiendum<text:line-break/>et conterendum et sdjecto opobalsamo orbiculos forma et<text:line-break/>sicca in umbra. Haec autem antidotus ex Andromacho<text:line-break/>ejus auctore hoc modo componitur et ab Andromacho<text:line-break/>nominata est galene. Qui vero hanc ab eo acceperunt,<text:line-break/>ut Crit<text:span text:style-name="Default_20_Paragraph_20_Font"><text:span text:style-name="T2">a</text:span></text:span> et ejus coaetanei, quod viperarum carnem con-</text:p>
      <text:p text:style-name="P2">lineat, ipsam theriacam nominarunt. <text:span text:style-name="Default_20_Paragraph_20_Font"><text:span text:style-name="T2">Confectio antidotis<text:line-break/></text:span></text:span>♃ Orbiculorum scilliticorum Ʒ xlviij , pastillorum theria-<text:line-break/>callum Ʒ xxiv, orbiculorum hedychroi Ʒ xxiv, cinnamo-<text:line-break/>mi, piperis nigri, opii, siuguIorum Ʒ xxiv, iridis IlIsa-<text:line-break/>eae, glycyrrhizae, opobaIsami, rosarum aridarum, scordii<text:line-break/>Cretici, seminis rapae agrestis, agarici ann. Ʒ xij, croci,<text:line-break/>myrrhae, zingiberis, rha Pontici, radicis quinquesohit<text:line-break/>calaminthes , marrubii, petroselini, stoechados, costi, pi^<text:line-break/>peris albi, singulor<text:span text:style-name="Default_20_Paragraph_20_Font"><text:span text:style-name="T2">u</text:span></text:span>m Ʒ vj, dictamni Cretici, schoenau^<text:line-break/>thi, thuris masculi, terebinthinae Chiae, cassiae fistula^<text:line-break/>nigrae, nardi Indicae, singulorum Ʒ vj, florum polii Cre-<text:line-break/>tici, styracis, seminum apii, seseleos, thlaspeos, nassis<text:line-break/>chamaedrye, chamaepityoa , succi hypocistidos, maIaba-<text:line-break/>thri , nardi Celticae, radicis gentianae, anisi, mei, semi^<text:line-break/>num foeniculi, famuli minii sigillati, chalciteos usts^<text:line-break/>amomi, acori, fructuum balsami, phn Pontici, hypersci<text:span text:style-name="Default_20_Paragraph_20_Font"><text:span text:style-name="T2">t<text:line-break/></text:span></text:span>acaciae, cardamomi, gummi singulorum Ʒ iv, feminum</text:p>
      <text:p text:style-name="P2">dauci, galbani, sagapeni, bituminis, opopanacis, castorii,<text:line-break/>centaurii minoris, aristolochiae clematitidis, singulorum<text:line-break/>Ʒ ij, mellis Attici lib. x, sed alii malunt vj, alii iv, vini<text:line-break/>Phalerni sextarios ij. In pilam conjice succum hypoci-<text:line-break/>stidos, myrrham, sagapenum, gIycyrrhsaam, styracem, acu-<text:line-break/>riam, opopanacem, et paulatim instilla mel; omnia con-<text:line-break/>tunde, dissolve; tum vinum adjice, ut superemineat, et<text:line-break/>macerato dies tres; postea cinnamomum, crocum, cassiam,<text:line-break/>spicam, thlafpi, malabathrum, sigillum Lemnium, chaIci-<text:line-break/>tim ustam , [ipsa namque artificiose usta, nigrum coIorem<text:line-break/>medicamento conciliat) amomum, bitumen, castorium<text:line-break/>incisum et cribratum in piIam conjice, vinum aff<text:span text:style-name="Default_20_Paragraph_20_Font"><text:span text:style-name="T2">u</text:span></text:span>nde et<text:line-break/>sicut fit collyrium, contere; deinde <text:span text:style-name="Default_20_Paragraph_20_Font"><text:span text:style-name="T2">remota</text:span></text:span> ex mortario<text:line-break/>his adjice quae in pila sunt tritis et vino affuso arida<text:line-break/>omnia .commisce et massam finge; postea mel, resinam,<text:line-break/>gaIbanum et opobaIsamum in caccabo tepefacta offunde his<text:line-break/>quae in pila Eunt et unum forma corpus et in va<text:span text:style-name="Default_20_Paragraph_20_Font"><text:span text:style-name="T2">s</text:span></text:span>e stau-</text:p>
      <text:p text:style-name="P2">neo aut argenteo repone et utere. Crito vero de ea ita<text:line-break/>scripsit, viperas in veris fine aut vindemia colligendas et<text:line-break/>ex his grandiusculas et corpulentas et cum anetho solo<text:line-break/>esse coquendas, carnibus autem viperarum decem admi-<text:line-break/>luendam censet siliginei panis unciam unam sicque fingeu-<text:line-break/>dos pastillos appelIatos; scillas denique messis tempore<text:line-break/>colligendas; tunc enim maxime vige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4</dc:title>
    <dc:subject/>
    <meta:initial-creator>Galien</meta:initial-creator>
    <meta:creation-date>2023-01-16T15:21:00Z</meta:creation-date>
    <dc:date>2023-01-16T16:22:09.822000000</dc:date>
    <meta:editing-cycles>3</meta:editing-cycles>
    <meta:editing-duration>PT9S</meta:editing-duration>
    <meta:document-statistic meta:table-count="0" meta:image-count="0" meta:object-count="0" meta:page-count="16" meta:paragraph-count="18" meta:word-count="2085" meta:character-count="14590" meta:non-whitespace-character-count="12523"/>
    <meta:template xlink:type="simple" xlink:actuate="onRequest" xlink:title="" xlink:href="Normal.dotm"/>
  </office:meta>
</office:document-meta>
</file>